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1c97" officeooo:paragraph-rsid="001b1c97"/>
    </style:style>
    <style:style style:name="P2" style:family="paragraph" style:parent-style-name="Standard">
      <style:text-properties officeooo:rsid="001c863d" officeooo:paragraph-rsid="001c863d"/>
    </style:style>
    <style:style style:name="P3" style:family="paragraph">
      <style:paragraph-properties fo:text-align="center"/>
    </style:style>
    <style:style style:name="T1" style:family="text">
      <style:text-properties officeooo:rsid="001e6c13"/>
    </style:style>
    <style:style style:name="gr1" style:family="graphic">
      <style:graphic-properties draw:textarea-horizontal-align="justify" draw:textarea-vertical-align="middle" draw:auto-grow-height="false" fo:min-height="0.2283in" fo:min-width="1.2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heads_20_1" draw:textarea-horizontal-align="justify" draw:textarea-vertical-align="middle" draw:auto-grow-height="false" fo:min-height="0.4165in" fo:min-width="2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justify" draw:textarea-vertical-align="middle" draw:auto-grow-height="false" fo:min-height="0.448in" fo:min-width="2.4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1" draw:textarea-horizontal-align="justify" draw:textarea-vertical-align="middle" draw:auto-grow-height="false" fo:min-height="0.3957in" fo:min-width="2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1" draw:textarea-horizontal-align="justify" draw:textarea-vertical-align="middle" draw:auto-grow-height="false" fo:min-height="0.5047in" fo:min-width="0.9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heads_20_1" draw:textarea-horizontal-align="justify" draw:textarea-vertical-align="middle" draw:auto-grow-height="false" fo:min-height="0.4598in" fo:min-width="0.9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Arrowheads_20_1" draw:textarea-horizontal-align="justify" draw:textarea-vertical-align="middle" draw:auto-grow-height="false" fo:min-height="0.3417in" fo:min-width="0.9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Arrowheads_20_1" draw:textarea-horizontal-align="justify" draw:textarea-vertical-align="middle" draw:auto-grow-height="false" fo:min-height="0.2764in" fo:min-width="0.4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end="Arrowheads_20_1" draw:textarea-horizontal-align="justify" draw:textarea-vertical-align="middle" draw:auto-grow-height="false" fo:min-height="0.5626in" fo:min-width="1.8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heads_20_1" draw:textarea-horizontal-align="justify" draw:textarea-vertical-align="middle" draw:auto-grow-height="false" fo:min-height="0.4063in" fo:min-width="0.6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end="Arrowheads_20_1" draw:textarea-horizontal-align="justify" draw:textarea-vertical-align="middle" draw:auto-grow-height="false" fo:min-height="0.3646in" fo:min-width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.813in" svg:height="0.3232in" svg:x="4.5283in" svg:y="-0.1201in"><text:p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2" draw:text-style-name="P3" svg:x1="5.4138in" svg:y1="0.2028in" svg:x2="5.3201in" svg:y2="0.7339in"><text:p/></draw:line><draw:custom-shape text:anchor-type="paragraph" draw:z-index="2" draw:name="Shape3" draw:style-name="gr3" svg:width="2.3752in" svg:height="0.4169in" svg:x="4.1535in" svg:y="0.7134in"><text:p><text:s/>OPEN MPESA MENU</text:p><draw:enhanced-geometry svg:viewBox="0 0 21600 21600" draw:type="rectangle" draw:enhanced-path="M 0 0 L 21600 0 21600 21600 0 21600 0 0 Z N"/></draw:custom-shape><draw:line text:anchor-type="paragraph" draw:z-index="3" draw:name="Shape4" draw:style-name="gr2" draw:text-style-name="P3" svg:x1="5.2783in" svg:y1="1.1299in" svg:x2="5.2681in" svg:y2="1.7028in"><text:p/></draw:line><draw:custom-shape text:anchor-type="paragraph" draw:z-index="4" draw:name="Shape5" draw:style-name="gr4" svg:width="2.4587in" svg:height="0.448in" svg:x="4.039in" svg:y="1.6508in"><text:p><text:s/>SELECT LIPA NA MPESA</text:p><draw:enhanced-geometry svg:viewBox="0 0 21600 21600" draw:type="rectangle" draw:enhanced-path="M 0 0 L 21600 0 21600 21600 0 21600 0 0 Z N"/></draw:custom-shape><draw:line text:anchor-type="paragraph" draw:z-index="5" draw:name="Shape6" draw:style-name="gr2" draw:text-style-name="P3" svg:x1="5.1531in" svg:y1="2.0984in" svg:x2="5.122in" svg:y2="2.5465in"><text:p/></draw:line><draw:custom-shape text:anchor-type="paragraph" draw:z-index="6" draw:name="Shape7" draw:style-name="gr5" svg:width="2.7504in" svg:height="0.3961in" svg:x="3.7783in" svg:y="2.5673in"><text:p><text:s/>SELECT PAY BILL</text:p><draw:enhanced-geometry svg:viewBox="0 0 21600 21600" draw:type="rectangle" draw:enhanced-path="M 0 0 L 21600 0 21600 21600 0 21600 0 0 Z N"/></draw:custom-shape><draw:line text:anchor-type="paragraph" draw:z-index="7" draw:name="Shape8" draw:style-name="gr2" draw:text-style-name="P3" svg:x1="4.9244in" svg:y1="2.9634in" svg:x2="4.9555in" svg:y2="3.526in"><text:p/></draw:line><draw:custom-shape text:anchor-type="paragraph" draw:z-index="8" draw:name="Shape9" draw:style-name="gr6" svg:width="1.5213in" svg:height="0.8024in" svg:x="4.0909in" svg:y="3.5362in"><text:p>ENTER </text:p><text:p>BUSINESS</text:p><text:p>NUMBER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9" draw:name="Shape10" draw:style-name="gr2" draw:text-style-name="P3" svg:x1="4.7055in" svg:y1="4.3382in" svg:x2="4.7055in" svg:y2="4.7654in"><text:p/></draw:line><draw:custom-shape text:anchor-type="paragraph" draw:z-index="10" draw:name="Shape9" draw:style-name="gr7" svg:width="1.5213in" svg:height="0.7295in" svg:x="3.789in" svg:y="4.7547in"><text:p><text:s/>ENTER</text:p><text:p>ACCOUNT</text:p><text:p>NUMBER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1" draw:name="Shape9" draw:style-name="gr8" svg:width="1.5213in" svg:height="0.5421in" svg:x="3.2299in" svg:y="6.9839in"><text:p><text:s/>ENTER PIN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2" draw:name="Shape9" draw:style-name="gr8" svg:width="1.5213in" svg:height="0.5421in" svg:x="3.5283in" svg:y="6.1299in"><text:p><text:s/>ENTER</text:p><text:p>AMOUN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3" draw:name="Shape11" draw:style-name="gr2" draw:text-style-name="P3" svg:x1="4.3929in" svg:y1="5.4839in" svg:x2="4.2783in" svg:y2="6.1295in"><text:p/></draw:line><draw:line text:anchor-type="paragraph" draw:z-index="14" draw:name="Shape12" draw:style-name="gr2" draw:text-style-name="P3" svg:x1="4.0909in" svg:y1="6.6717in" svg:x2="4.0181in" svg:y2="7.026in"><text:p/></draw:line><draw:line text:anchor-type="paragraph" draw:z-index="15" draw:name="Shape13" draw:style-name="gr2" draw:text-style-name="P3" svg:x1="3.8201in" svg:y1="7.4217in" svg:x2="3.7366in" svg:y2="7.9528in"><text:p/></draw:line><draw:custom-shape text:anchor-type="paragraph" draw:z-index="16" draw:name="Shape14" draw:style-name="gr9" svg:width="0.9276in" svg:height="0.5524in" svg:x="3.2472in" svg:y="7.9008in"><text:p>MONEY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7" draw:name="Shape15" draw:style-name="gr10" svg:width="1.8543in" svg:height="0.563in" svg:x="4.4866in" svg:y="7.5465in"><text:p><text:s/>TRANSACTION</text:p><text:p>COMPLETE</text:p><draw:enhanced-geometry svg:viewBox="0 0 21600 21600" draw:type="rectangle" draw:enhanced-path="M 0 0 L 21600 0 21600 21600 0 21600 0 0 Z N"/></draw:custom-shape><draw:custom-shape text:anchor-type="paragraph" draw:z-index="18" draw:name="Shape17" draw:style-name="gr11" svg:width="0.8752in" svg:height="0.5732in" svg:x="5.2264in" svg:y="8.4736in"><text:p><text:s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Shape20" draw:style-name="gr2" draw:text-style-name="P3" svg:x1="3.8201in" svg:y1="7.9004in" svg:x2="4.4555in" svg:y2="7.8693in"><text:p/></draw:line><draw:line text:anchor-type="paragraph" draw:z-index="20" draw:name="Shape18" draw:style-name="gr2" draw:text-style-name="P3" svg:x1="3.7366in" svg:y1="8.4528in" svg:x2="3.7469in" svg:y2="8.7445in"><text:p/></draw:line><draw:custom-shape text:anchor-type="paragraph" draw:z-index="21" draw:name="Shape16" draw:style-name="gr12" svg:width="1.7295in" svg:height="0.365in" svg:x="3.0701in" svg:y="8.6717in"><text:p><text:s/>INSUFFICIENT BAL</text:p><draw:enhanced-geometry svg:viewBox="0 0 21600 21600" draw:type="rectangle" draw:enhanced-path="M 0 0 L 21600 0 21600 21600 0 21600 0 0 Z N"/></draw:custom-shape><draw:line text:anchor-type="paragraph" draw:z-index="22" draw:name="Shape19" draw:style-name="gr2" draw:text-style-name="P3" svg:x1="4.8929in" svg:y1="8.8173in" svg:x2="5.2575in" svg:y2="8.7756in"><text:p/></draw:line><draw:line text:anchor-type="paragraph" draw:z-index="23" draw:name="Shape21" draw:style-name="gr2" draw:text-style-name="P3" svg:x1="5.5075in" svg:y1="8.1091in" svg:x2="5.5075in" svg:y2="8.4736in"><text:p/></draw:line><text:span text:style-name="T1">p</text:span>aying electrical bill using Mpesa</text:p>
      <text:p text:style-name="P2">function PayMoney(accountNum,amt,pin,phoneNum){</text:p>
      <text:p text:style-name="P2">var balance=getBalance(pin)</text:p>
      <text:p text:style-name="P2">if(amount &lt;=balance){</text:p>
      <text:p text:style-name="P2">payMoney(accountNum,amt,pin)</text:p>
      <text:p text:style-name="P2">sendsSMSNotification(phoneNum,”transaction complete”)</text:p>
      <text:p text:style-name="P2">return true</text:p>
      <text:p text:style-name="P2">}</text:p>
      <text:p text:style-name="P2">else{</text:p>
      <text:p text:style-name="P2">sendsSMSNotification(phoneNum,”insufficient balance”)</text:p>
      <text:p text:style-name="P2">return false</text:p>
      <text:p text:style-name="P2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0:48:36.139810324</meta:creation-date>
    <dc:date>2020-03-04T22:02:25.259621019</dc:date>
    <meta:editing-duration>PT4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3" meta:character-count="293" meta:non-whitespace-character-count="282"/>
  </office:meta>
</office:document-meta>
</file>